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margin-top="0.199cm" fo:margin-bottom="0.199cm"/>
      <style:text-properties style:font-name="Times New Roman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able_20_Heading">
      <style:text-properties style:font-name="Times New Roman"/>
    </style:style>
    <style:style style:name="P8" style:family="paragraph" style:parent-style-name="Table_20_Heading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................................................ <text:s text:c="12"/><text:tab/>Date: ….................... <text:s text:c="12"/>No: ….........…..........................</text:p>
      <text:p text:style-name="P2">Recorder: …..............…..........................................<text:tab/><text:tab/>Glossed: …..................................................................................</text:p>
      <text:p text:style-name="P2">Keyboarded: <text:tab/>…......................................................<text:tab/><text:tab/>File name:.........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8"/>
            </table:table-cell>
            <table:table-cell table:style-name="Table1.B1" office:value-type="string">
              <text:p text:style-name="P7">NKONYA</text:p>
            </table:table-cell>
            <table:table-cell table:style-name="Table1.B1" office:value-type="string">
              <text:p text:style-name="P7">NOTES (ASƲN BAMBA)</text:p>
            </table:table-cell>
            <table:table-cell table:style-name="Table1.D1" office:value-type="string">
              <text:p text:style-name="P7">ENGLISH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2">
            <text:p text:style-name="P6">1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3">
            <text:p text:style-name="P6">1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14">
            <text:p text:style-name="P6">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5">
            <text:p text:style-name="P6">1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6">
            <text:p text:style-name="P6">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7">
            <text:p text:style-name="P6">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8">
            <text:p text:style-name="P6">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9">
            <text:p text:style-name="P6">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0">
            <text:p text:style-name="P6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1">
            <text:p text:style-name="P6">2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2">
            <text:p text:style-name="P6">2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3">
            <text:p text:style-name="P6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5">
            <text:p text:style-name="P6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6">
            <text:p text:style-name="P6">2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7">
            <text:p text:style-name="P6">2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08M06S</meta:editing-duration>
    <meta:editing-cycles>15</meta:editing-cycles>
    <meta:generator>OpenOffice.org/3.2$Linux OpenOffice.org_project/320m12$Build-9483</meta:generator>
    <dc:date>2012-10-31T09:47:49</dc:date>
    <meta:print-date>2012-10-31T09:46:07</meta:print-date>
    <meta:document-statistic meta:table-count="1" meta:image-count="0" meta:object-count="0" meta:page-count="3" meta:paragraph-count="31" meta:word-count="51" meta:character-count="513"/>
    <meta:template xlink:type="simple" xlink:actuate="onRequest" xlink:title="BalsaDefault" xlink:href="../../.config/libreoffice/3/user/template/BalsaDefault.ott" meta:date="2012-10-27T15:38:13"/>
  </office:meta>
</office:document-meta>
</file>